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ge 1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nnnn Sssss</meta:initial-creator>
    <meta:creation-date>2012-11-02T22:34:22</meta:creation-date>
    <dc:date>2012-11-02T22:36:00</dc:date>
    <dc:creator>Nnnnn Sssss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  <meta:generator>LibreOffice/3.5$Linux_x86 LibreOffice_project/350m1$Build-413</meta:generator>
  </office:meta>
</office:document-meta>
</file>